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7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0.596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8626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048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5"/>
    <style:style style:name="ce2" style:family="table-cell" style:parent-style-name="Default" style:data-style-name="N124"/>
    <style:style style:name="ce3" style:family="table-cell" style:parent-style-name="Default" style:data-style-name="N11"/>
    <style:style style:name="ce4" style:family="table-cell" style:parent-style-name="Default" style:data-style-name="N125">
      <style:text-properties fo:color="#000000"/>
    </style:style>
  </office:automatic-styles>
  <office:body>
    <office:spreadsheet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 ACO</text:p>
          </table:table-cell>
          <table:table-cell office:value-type="string">
            <text:p><text:s/>Steps ACO</text:p>
          </table:table-cell>
          <table:table-cell office:value-type="string">
            <text:p>Time A*</text:p>
          </table:table-cell>
          <table:table-cell office:value-type="string">
            <text:p><text:s/>Steps A*</text:p>
          </table:table-cell>
          <table:table-cell table:style-name="Default" office:value-type="string">
            <text:p>%ERR ACO</text:p>
          </table:table-cell>
          <table:table-cell office:value-type="string">
            <text:p>Avg Time ACO</text:p>
          </table:table-cell>
          <table:table-cell office:value-type="string">
            <text:p>Avg Time A*</text:p>
          </table:table-cell>
          <table:table-cell office:value-type="string">
            <text:p>Avg%error ACO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396</text:p>
          </table:table-cell>
          <table:table-cell office:value-type="float" office:value="12">
            <text:p>12</text:p>
          </table:table-cell>
          <table:table-cell office:value-type="string">
            <text:p><text:s/>329</text:p>
          </table:table-cell>
          <table:table-cell table:formula="of:=([.B3]-[.D3])/[.D3]" office:value-type="percentage" office:value="0.203647416413374">
            <text:p>20.4%</text:p>
          </table:table-cell>
          <table:table-cell table:style-name="ce2" table:formula="of:=AVERAGE([.A3:.A14])" office:value-type="float" office:value="10.5">
            <text:p>10.5</text:p>
          </table:table-cell>
          <table:table-cell table:style-name="ce2" table:formula="of:=AVERAGE([.C3:.C14])" office:value-type="float" office:value="19.6666666666667">
            <text:p>19.7</text:p>
          </table:table-cell>
          <table:table-cell table:style-name="ce3" table:formula="of:=AVERAGE([.E3:.E14])" office:value-type="percentage" office:value="0.061399351238264">
            <text:p>6.14%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388</text:p>
          </table:table-cell>
          <table:table-cell office:value-type="float" office:value="21">
            <text:p>21</text:p>
          </table:table-cell>
          <table:table-cell office:value-type="string">
            <text:p><text:s/>380</text:p>
          </table:table-cell>
          <table:table-cell table:formula="of:=([.B4]-[.D4])/[.D4]" office:value-type="percentage" office:value="0.0210526315789474">
            <text:p>2.1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376</text:p>
          </table:table-cell>
          <table:table-cell office:value-type="float" office:value="12">
            <text:p>12</text:p>
          </table:table-cell>
          <table:table-cell office:value-type="string">
            <text:p><text:s/>361</text:p>
          </table:table-cell>
          <table:table-cell table:formula="of:=([.B5]-[.D5])/[.D5]" office:value-type="percentage" office:value="0.0415512465373961">
            <text:p>4.2%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66</text:p>
          </table:table-cell>
          <table:table-cell office:value-type="float" office:value="23">
            <text:p>23</text:p>
          </table:table-cell>
          <table:table-cell office:value-type="string">
            <text:p><text:s/>354</text:p>
          </table:table-cell>
          <table:table-cell table:formula="of:=([.B6]-[.D6])/[.D6]" office:value-type="percentage" office:value="0.0338983050847458">
            <text:p>3.4%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12</text:p>
          </table:table-cell>
          <table:table-cell office:value-type="float" office:value="30">
            <text:p>30</text:p>
          </table:table-cell>
          <table:table-cell office:value-type="string">
            <text:p><text:s/>351</text:p>
          </table:table-cell>
          <table:table-cell table:formula="of:=([.B7]-[.D7])/[.D7]" office:value-type="percentage" office:value="0.173789173789174">
            <text:p>17.4%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00</text:p>
          </table:table-cell>
          <table:table-cell office:value-type="float" office:value="33">
            <text:p>33</text:p>
          </table:table-cell>
          <table:table-cell office:value-type="string">
            <text:p><text:s/>386</text:p>
          </table:table-cell>
          <table:table-cell table:formula="of:=([.B8]-[.D8])/[.D8]" office:value-type="percentage" office:value="0.0362694300518135">
            <text:p>3.6%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353</text:p>
          </table:table-cell>
          <table:table-cell office:value-type="float" office:value="17">
            <text:p>17</text:p>
          </table:table-cell>
          <table:table-cell office:value-type="string">
            <text:p><text:s/>351</text:p>
          </table:table-cell>
          <table:table-cell table:formula="of:=([.B9]-[.D9])/[.D9]" office:value-type="percentage" office:value="0.0056980056980057">
            <text:p>0.6%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362</text:p>
          </table:table-cell>
          <table:table-cell office:value-type="float" office:value="12">
            <text:p>12</text:p>
          </table:table-cell>
          <table:table-cell office:value-type="string">
            <text:p><text:s/>336</text:p>
          </table:table-cell>
          <table:table-cell table:formula="of:=([.B10]-[.D10])/[.D10]" office:value-type="percentage" office:value="0.0773809523809524">
            <text:p>7.7%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379</text:p>
          </table:table-cell>
          <table:table-cell office:value-type="float" office:value="15">
            <text:p>15</text:p>
          </table:table-cell>
          <table:table-cell office:value-type="string">
            <text:p><text:s/>361</text:p>
          </table:table-cell>
          <table:table-cell table:formula="of:=([.B11]-[.D11])/[.D11]" office:value-type="percentage" office:value="0.0498614958448754">
            <text:p>5.0%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360</text:p>
          </table:table-cell>
          <table:table-cell office:value-type="float" office:value="31">
            <text:p>31</text:p>
          </table:table-cell>
          <table:table-cell office:value-type="string">
            <text:p><text:s/>360</text:p>
          </table:table-cell>
          <table:table-cell table:formula="of:=([.B12]-[.D12])/[.D12]" office:value-type="percentage" office:value="0">
            <text:p>0.0%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85</text:p>
          </table:table-cell>
          <table:table-cell office:value-type="float" office:value="20">
            <text:p>20</text:p>
          </table:table-cell>
          <table:table-cell office:value-type="string">
            <text:p><text:s/>359</text:p>
          </table:table-cell>
          <table:table-cell table:formula="of:=([.B13]-[.D13])/[.D13]" office:value-type="percentage" office:value="0.0724233983286908">
            <text:p>7.2%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385</text:p>
          </table:table-cell>
          <table:table-cell office:value-type="float" office:value="10">
            <text:p>10</text:p>
          </table:table-cell>
          <table:table-cell office:value-type="string">
            <text:p><text:s/>377</text:p>
          </table:table-cell>
          <table:table-cell table:formula="of:=([.B14]-[.D14])/[.D14]" office:value-type="percentage" office:value="0.0212201591511936">
            <text:p>2.1%</text:p>
          </table:table-cell>
          <table:table-cell table:number-columns-repeated="4"/>
        </table:table-row>
      </table:table>
      <table:table table:name="Sheet1_2" table:style-name="ta1" table:print="false">
        <table:table-source xlink:type="simple" xlink:href="../results.txt" table:table-name="Sheet1" table:filter-name="Text - txt - csv (StarCalc)" table:filter-options="9/59/44,34,ANSI,1,,0,false,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ce4"/>
        <table:table-column table:style-name="co10" table:number-columns-repeated="3" table:default-cell-style-name="Default"/>
        <table:table-row table:style-name="ro1">
          <table:table-cell office:value-type="string">
            <text:p>Time ACO</text:p>
          </table:table-cell>
          <table:table-cell office:value-type="string">
            <text:p><text:s/>Steps ACO</text:p>
          </table:table-cell>
          <table:table-cell office:value-type="string">
            <text:p>Time A*</text:p>
          </table:table-cell>
          <table:table-cell office:value-type="string">
            <text:p><text:s/>Steps A*</text:p>
          </table:table-cell>
          <table:table-cell table:style-name="Default" office:value-type="string">
            <text:p>%ERR ACO</text:p>
          </table:table-cell>
          <table:table-cell office:value-type="string">
            <text:p>Avg Time ACO</text:p>
          </table:table-cell>
          <table:table-cell office:value-type="string">
            <text:p>Avg Time A*</text:p>
          </table:table-cell>
          <table:table-cell office:value-type="string">
            <text:p>Avg%error AC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396</text:p>
          </table:table-cell>
          <table:table-cell office:value-type="float" office:value="12">
            <text:p>12</text:p>
          </table:table-cell>
          <table:table-cell office:value-type="string">
            <text:p><text:s/>329</text:p>
          </table:table-cell>
          <table:table-cell table:formula="of:=([.B3]-[.D3])/[.D3]" office:value-type="percentage" office:value="0.203647416413374">
            <text:p>20.4%</text:p>
          </table:table-cell>
          <table:table-cell table:style-name="ce2" table:formula="of:=AVERAGE([.A3:.A56])" office:value-type="float" office:value="12.6481481481481">
            <text:p>12.6</text:p>
          </table:table-cell>
          <table:table-cell table:style-name="ce2" table:formula="of:=AVERAGE([.C3:.C56])" office:value-type="float" office:value="19.2777777777778">
            <text:p>19.3</text:p>
          </table:table-cell>
          <table:table-cell table:formula="of:=AVERAGE([.E3:.E56])" office:value-type="percentage" office:value="0.0625818936251704">
            <text:p>6.26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388</text:p>
          </table:table-cell>
          <table:table-cell office:value-type="float" office:value="21">
            <text:p>21</text:p>
          </table:table-cell>
          <table:table-cell office:value-type="string">
            <text:p><text:s/>380</text:p>
          </table:table-cell>
          <table:table-cell table:formula="of:=([.B4]-[.D4])/[.D4]" office:value-type="percentage" office:value="0.0210526315789474">
            <text:p>2.1%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376</text:p>
          </table:table-cell>
          <table:table-cell office:value-type="float" office:value="12">
            <text:p>12</text:p>
          </table:table-cell>
          <table:table-cell office:value-type="string">
            <text:p><text:s/>361</text:p>
          </table:table-cell>
          <table:table-cell table:formula="of:=([.B5]-[.D5])/[.D5]" office:value-type="percentage" office:value="0.0415512465373961">
            <text:p>4.2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66</text:p>
          </table:table-cell>
          <table:table-cell office:value-type="float" office:value="23">
            <text:p>23</text:p>
          </table:table-cell>
          <table:table-cell office:value-type="string">
            <text:p><text:s/>354</text:p>
          </table:table-cell>
          <table:table-cell table:formula="of:=([.B6]-[.D6])/[.D6]" office:value-type="percentage" office:value="0.0338983050847458">
            <text:p>3.4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12</text:p>
          </table:table-cell>
          <table:table-cell office:value-type="float" office:value="30">
            <text:p>30</text:p>
          </table:table-cell>
          <table:table-cell office:value-type="string">
            <text:p><text:s/>351</text:p>
          </table:table-cell>
          <table:table-cell table:formula="of:=([.B7]-[.D7])/[.D7]" office:value-type="percentage" office:value="0.173789173789174">
            <text:p>17.4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00</text:p>
          </table:table-cell>
          <table:table-cell office:value-type="float" office:value="33">
            <text:p>33</text:p>
          </table:table-cell>
          <table:table-cell office:value-type="string">
            <text:p><text:s/>386</text:p>
          </table:table-cell>
          <table:table-cell table:formula="of:=([.B8]-[.D8])/[.D8]" office:value-type="percentage" office:value="0.0362694300518135">
            <text:p>3.6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353</text:p>
          </table:table-cell>
          <table:table-cell office:value-type="float" office:value="17">
            <text:p>17</text:p>
          </table:table-cell>
          <table:table-cell office:value-type="string">
            <text:p><text:s/>351</text:p>
          </table:table-cell>
          <table:table-cell table:formula="of:=([.B9]-[.D9])/[.D9]" office:value-type="percentage" office:value="0.0056980056980057">
            <text:p>0.6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362</text:p>
          </table:table-cell>
          <table:table-cell office:value-type="float" office:value="12">
            <text:p>12</text:p>
          </table:table-cell>
          <table:table-cell office:value-type="string">
            <text:p><text:s/>336</text:p>
          </table:table-cell>
          <table:table-cell table:formula="of:=([.B10]-[.D10])/[.D10]" office:value-type="percentage" office:value="0.0773809523809524">
            <text:p>7.7%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379</text:p>
          </table:table-cell>
          <table:table-cell office:value-type="float" office:value="15">
            <text:p>15</text:p>
          </table:table-cell>
          <table:table-cell office:value-type="string">
            <text:p><text:s/>361</text:p>
          </table:table-cell>
          <table:table-cell table:formula="of:=([.B11]-[.D11])/[.D11]" office:value-type="percentage" office:value="0.0498614958448754">
            <text:p>5.0%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360</text:p>
          </table:table-cell>
          <table:table-cell office:value-type="float" office:value="31">
            <text:p>31</text:p>
          </table:table-cell>
          <table:table-cell office:value-type="string">
            <text:p><text:s/>360</text:p>
          </table:table-cell>
          <table:table-cell table:formula="of:=([.B12]-[.D12])/[.D12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85</text:p>
          </table:table-cell>
          <table:table-cell office:value-type="float" office:value="20">
            <text:p>20</text:p>
          </table:table-cell>
          <table:table-cell office:value-type="string">
            <text:p><text:s/>359</text:p>
          </table:table-cell>
          <table:table-cell table:formula="of:=([.B13]-[.D13])/[.D13]" office:value-type="percentage" office:value="0.0724233983286908">
            <text:p>7.2%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385</text:p>
          </table:table-cell>
          <table:table-cell office:value-type="float" office:value="10">
            <text:p>10</text:p>
          </table:table-cell>
          <table:table-cell office:value-type="string">
            <text:p><text:s/>377</text:p>
          </table:table-cell>
          <table:table-cell table:formula="of:=([.B14]-[.D14])/[.D14]" office:value-type="percentage" office:value="0.0212201591511936">
            <text:p>2.1%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338</text:p>
          </table:table-cell>
          <table:table-cell office:value-type="float" office:value="18">
            <text:p>18</text:p>
          </table:table-cell>
          <table:table-cell office:value-type="string">
            <text:p><text:s/>321</text:p>
          </table:table-cell>
          <table:table-cell table:formula="of:=([.B15]-[.D15])/[.D15]" office:value-type="percentage" office:value="0.0529595015576324">
            <text:p>5.3%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431</text:p>
          </table:table-cell>
          <table:table-cell office:value-type="float" office:value="25">
            <text:p>25</text:p>
          </table:table-cell>
          <table:table-cell office:value-type="string">
            <text:p><text:s/>343</text:p>
          </table:table-cell>
          <table:table-cell table:formula="of:=([.B16]-[.D16])/[.D16]" office:value-type="percentage" office:value="0.256559766763848">
            <text:p>25.7%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387</text:p>
          </table:table-cell>
          <table:table-cell office:value-type="float" office:value="19">
            <text:p>19</text:p>
          </table:table-cell>
          <table:table-cell office:value-type="string">
            <text:p><text:s/>387</text:p>
          </table:table-cell>
          <table:table-cell table:formula="of:=([.B17]-[.D17])/[.D17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361</text:p>
          </table:table-cell>
          <table:table-cell office:value-type="float" office:value="14">
            <text:p>14</text:p>
          </table:table-cell>
          <table:table-cell office:value-type="string">
            <text:p><text:s/>327</text:p>
          </table:table-cell>
          <table:table-cell table:formula="of:=([.B18]-[.D18])/[.D18]" office:value-type="percentage" office:value="0.103975535168196">
            <text:p>10.4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451</text:p>
          </table:table-cell>
          <table:table-cell office:value-type="float" office:value="18">
            <text:p>18</text:p>
          </table:table-cell>
          <table:table-cell office:value-type="string">
            <text:p><text:s/>345</text:p>
          </table:table-cell>
          <table:table-cell table:formula="of:=([.B19]-[.D19])/[.D19]" office:value-type="percentage" office:value="0.307246376811594">
            <text:p>30.7%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351</text:p>
          </table:table-cell>
          <table:table-cell office:value-type="float" office:value="17">
            <text:p>17</text:p>
          </table:table-cell>
          <table:table-cell office:value-type="string">
            <text:p><text:s/>351</text:p>
          </table:table-cell>
          <table:table-cell table:formula="of:=([.B20]-[.D20])/[.D20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387</text:p>
          </table:table-cell>
          <table:table-cell office:value-type="float" office:value="17">
            <text:p>17</text:p>
          </table:table-cell>
          <table:table-cell office:value-type="string">
            <text:p><text:s/>353</text:p>
          </table:table-cell>
          <table:table-cell table:formula="of:=([.B21]-[.D21])/[.D21]" office:value-type="percentage" office:value="0.0963172804532578">
            <text:p>9.6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21</text:p>
          </table:table-cell>
          <table:table-cell office:value-type="float" office:value="19">
            <text:p>19</text:p>
          </table:table-cell>
          <table:table-cell office:value-type="string">
            <text:p><text:s/>357</text:p>
          </table:table-cell>
          <table:table-cell table:formula="of:=([.B22]-[.D22])/[.D22]" office:value-type="percentage" office:value="0.179271708683473">
            <text:p>17.9%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371</text:p>
          </table:table-cell>
          <table:table-cell office:value-type="float" office:value="12">
            <text:p>12</text:p>
          </table:table-cell>
          <table:table-cell office:value-type="string">
            <text:p><text:s/>336</text:p>
          </table:table-cell>
          <table:table-cell table:formula="of:=([.B23]-[.D23])/[.D23]" office:value-type="percentage" office:value="0.104166666666667">
            <text:p>10.4%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67</text:p>
          </table:table-cell>
          <table:table-cell office:value-type="float" office:value="8">
            <text:p>8</text:p>
          </table:table-cell>
          <table:table-cell office:value-type="string">
            <text:p><text:s/>343</text:p>
          </table:table-cell>
          <table:table-cell table:formula="of:=([.B24]-[.D24])/[.D24]" office:value-type="percentage" office:value="0.0699708454810496">
            <text:p>7.0%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348</text:p>
          </table:table-cell>
          <table:table-cell office:value-type="float" office:value="28">
            <text:p>28</text:p>
          </table:table-cell>
          <table:table-cell office:value-type="string">
            <text:p><text:s/>348</text:p>
          </table:table-cell>
          <table:table-cell table:formula="of:=([.B25]-[.D25])/[.D25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407</text:p>
          </table:table-cell>
          <table:table-cell office:value-type="float" office:value="39">
            <text:p>39</text:p>
          </table:table-cell>
          <table:table-cell office:value-type="string">
            <text:p><text:s/>409</text:p>
          </table:table-cell>
          <table:table-cell table:formula="of:=([.B26]-[.D26])/[.D26]" office:value-type="percentage" office:value="-0.00488997555012225">
            <text:p>-0.5%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582</text:p>
          </table:table-cell>
          <table:table-cell office:value-type="float" office:value="17">
            <text:p>17</text:p>
          </table:table-cell>
          <table:table-cell office:value-type="string">
            <text:p><text:s/>536</text:p>
          </table:table-cell>
          <table:table-cell table:formula="of:=([.B27]-[.D27])/[.D27]" office:value-type="percentage" office:value="0.0858208955223881">
            <text:p>8.6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343</text:p>
          </table:table-cell>
          <table:table-cell office:value-type="float" office:value="8">
            <text:p>8</text:p>
          </table:table-cell>
          <table:table-cell office:value-type="string">
            <text:p><text:s/>343</text:p>
          </table:table-cell>
          <table:table-cell table:formula="of:=([.B28]-[.D28])/[.D28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405</text:p>
          </table:table-cell>
          <table:table-cell office:value-type="float" office:value="19">
            <text:p>19</text:p>
          </table:table-cell>
          <table:table-cell office:value-type="string">
            <text:p><text:s/>387</text:p>
          </table:table-cell>
          <table:table-cell table:formula="of:=([.B29]-[.D29])/[.D29]" office:value-type="percentage" office:value="0.0465116279069768">
            <text:p>4.7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304</text:p>
          </table:table-cell>
          <table:table-cell office:value-type="float" office:value="9">
            <text:p>9</text:p>
          </table:table-cell>
          <table:table-cell office:value-type="string">
            <text:p><text:s/>299</text:p>
          </table:table-cell>
          <table:table-cell table:formula="of:=([.B30]-[.D30])/[.D30]" office:value-type="percentage" office:value="0.0167224080267559">
            <text:p>1.7%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463</text:p>
          </table:table-cell>
          <table:table-cell office:value-type="float" office:value="33">
            <text:p>33</text:p>
          </table:table-cell>
          <table:table-cell office:value-type="string">
            <text:p><text:s/>429</text:p>
          </table:table-cell>
          <table:table-cell table:formula="of:=([.B31]-[.D31])/[.D31]" office:value-type="percentage" office:value="0.0792540792540792">
            <text:p>7.9%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427</text:p>
          </table:table-cell>
          <table:table-cell office:value-type="float" office:value="16">
            <text:p>16</text:p>
          </table:table-cell>
          <table:table-cell office:value-type="string">
            <text:p><text:s/>425</text:p>
          </table:table-cell>
          <table:table-cell table:formula="of:=([.B32]-[.D32])/[.D32]" office:value-type="percentage" office:value="0.00470588235294118">
            <text:p>0.5%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377</text:p>
          </table:table-cell>
          <table:table-cell office:value-type="float" office:value="15">
            <text:p>15</text:p>
          </table:table-cell>
          <table:table-cell office:value-type="string">
            <text:p><text:s/>363</text:p>
          </table:table-cell>
          <table:table-cell table:formula="of:=([.B33]-[.D33])/[.D33]" office:value-type="percentage" office:value="0.0385674931129477">
            <text:p>3.9%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407</text:p>
          </table:table-cell>
          <table:table-cell office:value-type="float" office:value="31">
            <text:p>31</text:p>
          </table:table-cell>
          <table:table-cell office:value-type="string">
            <text:p><text:s/>407</text:p>
          </table:table-cell>
          <table:table-cell table:formula="of:=([.B34]-[.D34])/[.D34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414</text:p>
          </table:table-cell>
          <table:table-cell office:value-type="float" office:value="15">
            <text:p>15</text:p>
          </table:table-cell>
          <table:table-cell office:value-type="string">
            <text:p><text:s/>386</text:p>
          </table:table-cell>
          <table:table-cell table:formula="of:=([.B35]-[.D35])/[.D35]" office:value-type="percentage" office:value="0.0725388601036269">
            <text:p>7.3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404</text:p>
          </table:table-cell>
          <table:table-cell office:value-type="float" office:value="8">
            <text:p>8</text:p>
          </table:table-cell>
          <table:table-cell office:value-type="string">
            <text:p><text:s/>397</text:p>
          </table:table-cell>
          <table:table-cell table:formula="of:=([.B36]-[.D36])/[.D36]" office:value-type="percentage" office:value="0.017632241813602">
            <text:p>1.8%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556</text:p>
          </table:table-cell>
          <table:table-cell office:value-type="float" office:value="21">
            <text:p>21</text:p>
          </table:table-cell>
          <table:table-cell office:value-type="string">
            <text:p><text:s/>556</text:p>
          </table:table-cell>
          <table:table-cell table:formula="of:=([.B37]-[.D37])/[.D37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353</text:p>
          </table:table-cell>
          <table:table-cell office:value-type="float" office:value="17">
            <text:p>17</text:p>
          </table:table-cell>
          <table:table-cell office:value-type="string">
            <text:p><text:s/>341</text:p>
          </table:table-cell>
          <table:table-cell table:formula="of:=([.B38]-[.D38])/[.D38]" office:value-type="percentage" office:value="0.0351906158357771">
            <text:p>3.5%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408</text:p>
          </table:table-cell>
          <table:table-cell office:value-type="float" office:value="21">
            <text:p>21</text:p>
          </table:table-cell>
          <table:table-cell office:value-type="string">
            <text:p><text:s/>388</text:p>
          </table:table-cell>
          <table:table-cell table:formula="of:=([.B39]-[.D39])/[.D39]" office:value-type="percentage" office:value="0.0515463917525773">
            <text:p>5.2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417</text:p>
          </table:table-cell>
          <table:table-cell office:value-type="float" office:value="19">
            <text:p>19</text:p>
          </table:table-cell>
          <table:table-cell office:value-type="string">
            <text:p><text:s/>343</text:p>
          </table:table-cell>
          <table:table-cell table:formula="of:=([.B40]-[.D40])/[.D40]" office:value-type="percentage" office:value="0.215743440233236">
            <text:p>21.6%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343</text:p>
          </table:table-cell>
          <table:table-cell office:value-type="float" office:value="14">
            <text:p>14</text:p>
          </table:table-cell>
          <table:table-cell office:value-type="string">
            <text:p><text:s/>343</text:p>
          </table:table-cell>
          <table:table-cell table:formula="of:=([.B41]-[.D41])/[.D41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306</text:p>
          </table:table-cell>
          <table:table-cell office:value-type="float" office:value="21">
            <text:p>21</text:p>
          </table:table-cell>
          <table:table-cell office:value-type="string">
            <text:p><text:s/>306</text:p>
          </table:table-cell>
          <table:table-cell table:formula="of:=([.B42]-[.D42])/[.D42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62</text:p>
          </table:table-cell>
          <table:table-cell office:value-type="float" office:value="21">
            <text:p>21</text:p>
          </table:table-cell>
          <table:table-cell office:value-type="string">
            <text:p><text:s/>422</text:p>
          </table:table-cell>
          <table:table-cell table:formula="of:=([.B43]-[.D43])/[.D43]" office:value-type="percentage" office:value="0.0947867298578199">
            <text:p>9.5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355</text:p>
          </table:table-cell>
          <table:table-cell office:value-type="float" office:value="20">
            <text:p>20</text:p>
          </table:table-cell>
          <table:table-cell office:value-type="string">
            <text:p><text:s/>337</text:p>
          </table:table-cell>
          <table:table-cell table:formula="of:=([.B44]-[.D44])/[.D44]" office:value-type="percentage" office:value="0.0534124629080119">
            <text:p>5.3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368</text:p>
          </table:table-cell>
          <table:table-cell office:value-type="float" office:value="28">
            <text:p>28</text:p>
          </table:table-cell>
          <table:table-cell office:value-type="string">
            <text:p><text:s/>360</text:p>
          </table:table-cell>
          <table:table-cell table:formula="of:=([.B45]-[.D45])/[.D45]" office:value-type="percentage" office:value="0.0222222222222222">
            <text:p>2.2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367</text:p>
          </table:table-cell>
          <table:table-cell office:value-type="float" office:value="17">
            <text:p>17</text:p>
          </table:table-cell>
          <table:table-cell office:value-type="string">
            <text:p><text:s/>327</text:p>
          </table:table-cell>
          <table:table-cell table:formula="of:=([.B46]-[.D46])/[.D46]" office:value-type="percentage" office:value="0.122324159021407">
            <text:p>12.2%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339</text:p>
          </table:table-cell>
          <table:table-cell office:value-type="float" office:value="9">
            <text:p>9</text:p>
          </table:table-cell>
          <table:table-cell office:value-type="string">
            <text:p><text:s/>323</text:p>
          </table:table-cell>
          <table:table-cell table:formula="of:=([.B47]-[.D47])/[.D47]" office:value-type="percentage" office:value="0.0495356037151703">
            <text:p>5.0%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432</text:p>
          </table:table-cell>
          <table:table-cell office:value-type="float" office:value="14">
            <text:p>14</text:p>
          </table:table-cell>
          <table:table-cell office:value-type="string">
            <text:p><text:s/>432</text:p>
          </table:table-cell>
          <table:table-cell table:formula="of:=([.B48]-[.D48])/[.D48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371</text:p>
          </table:table-cell>
          <table:table-cell office:value-type="float" office:value="13">
            <text:p>13</text:p>
          </table:table-cell>
          <table:table-cell office:value-type="string">
            <text:p><text:s/>343</text:p>
          </table:table-cell>
          <table:table-cell table:formula="of:=([.B49]-[.D49])/[.D49]" office:value-type="percentage" office:value="0.0816326530612245">
            <text:p>8.2%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408</text:p>
          </table:table-cell>
          <table:table-cell office:value-type="float" office:value="16">
            <text:p>16</text:p>
          </table:table-cell>
          <table:table-cell office:value-type="string">
            <text:p><text:s/>410</text:p>
          </table:table-cell>
          <table:table-cell table:formula="of:=([.B50]-[.D50])/[.D50]" office:value-type="percentage" office:value="-0.00487804878048781">
            <text:p>-0.5%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324</text:p>
          </table:table-cell>
          <table:table-cell office:value-type="float" office:value="4">
            <text:p>4</text:p>
          </table:table-cell>
          <table:table-cell office:value-type="string">
            <text:p><text:s/>316</text:p>
          </table:table-cell>
          <table:table-cell table:formula="of:=([.B51]-[.D51])/[.D51]" office:value-type="percentage" office:value="0.0253164556962025">
            <text:p>2.5%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492</text:p>
          </table:table-cell>
          <table:table-cell office:value-type="float" office:value="30">
            <text:p>30</text:p>
          </table:table-cell>
          <table:table-cell office:value-type="string">
            <text:p><text:s/>459</text:p>
          </table:table-cell>
          <table:table-cell table:formula="of:=([.B52]-[.D52])/[.D52]" office:value-type="percentage" office:value="0.0718954248366013">
            <text:p>7.2%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420</text:p>
          </table:table-cell>
          <table:table-cell office:value-type="float" office:value="36">
            <text:p>36</text:p>
          </table:table-cell>
          <table:table-cell office:value-type="string">
            <text:p><text:s/>393</text:p>
          </table:table-cell>
          <table:table-cell table:formula="of:=([.B53]-[.D53])/[.D53]" office:value-type="percentage" office:value="0.0687022900763359">
            <text:p>6.9%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325</text:p>
          </table:table-cell>
          <table:table-cell office:value-type="float" office:value="24">
            <text:p>24</text:p>
          </table:table-cell>
          <table:table-cell office:value-type="string">
            <text:p><text:s/>325</text:p>
          </table:table-cell>
          <table:table-cell table:formula="of:=([.B54]-[.D54])/[.D54]" office:value-type="percentage" office:value="0">
            <text:p>0.0%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489</text:p>
          </table:table-cell>
          <table:table-cell office:value-type="float" office:value="16">
            <text:p>16</text:p>
          </table:table-cell>
          <table:table-cell office:value-type="string">
            <text:p><text:s/>461</text:p>
          </table:table-cell>
          <table:table-cell table:formula="of:=([.B55]-[.D55])/[.D55]" office:value-type="percentage" office:value="0.0607375271149675">
            <text:p>6.1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419</text:p>
          </table:table-cell>
          <table:table-cell office:value-type="float" office:value="39">
            <text:p>39</text:p>
          </table:table-cell>
          <table:table-cell office:value-type="string">
            <text:p><text:s/>359</text:p>
          </table:table-cell>
          <table:table-cell table:formula="of:=([.B56]-[.D56])/[.D56]" office:value-type="percentage" office:value="0.167130919220056">
            <text:p>16.7%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percentage-style style:name="N125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1">03/31/2022</text:date>, <text:time>17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ham Passmore</meta:initial-creator>
    <meta:creation-date>2022-03-31T12:59:50.52</meta:creation-date>
    <dc:date>2022-03-31T17:26:57.05</dc:date>
    <dc:creator>Abraham Passmore</dc:creator>
    <meta:editing-duration>PT22M30S</meta:editing-duration>
    <meta:editing-cycles>3</meta:editing-cycles>
    <meta:generator>OpenOffice/4.1.11$Win32 OpenOffice.org_project/4111m1$Build-9808</meta:generator>
    <meta:document-statistic meta:table-count="2" meta:cell-count="352" meta:object-count="0"/>
  </office:meta>
</office:document-meta>
</file>